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Anglický originál byl vydán <text:span text:style-name="T7">B</text:span>řeznu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znam</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t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LibreOffice 6.0 byla vydána v únoru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49" text:outline-level="1"><text:bookmark-start text:name="__RefHeading__182220_780470623"/>Komunita LibreOffice<text:bookmark-end text:name="__RefHeading__182220_780470623"/></text:h>
      <text:p text:style-name="P24">Úlohou nadace Document Foundation je:</text:p>
      <text:p text:style-name="P32">“...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24">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24">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je šířen pod licencí Mozilla Public License (MPL) 2.0 (https://www.libreoffice.org/about-us/licenses/) a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Čtyři základní práva spojená s otevřeným softwarem byly poprvé formulovány licencí <text:span text:style-name="LOEmphasis">GNU General Public License</text:span> (GPL), kterou vytvořila Free Software Foundation. Jsou to:<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Standardizuje se a udržuje se na nezávislém otevřeném fóru (také nazývaném „organizace pro standardy“) pomocí otevřeného procesu.</text:p>
        </text:list-item>
      </text:list>
      <text:h text:style-name="P49" text:outline-level="1"><text:bookmark-start text:name="__RefHeading__182226_780470623"/>Co je OpenDocument?<text:bookmark-end text:name="__RefHeading__182226_780470623"/></text:h>
      <text:p text:style-name="P24">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24"><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26">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pro grafy</text:p>
      <text:p text:style-name="P32">*.odf pro vzorce (vědecké vzorce a <text:s/>rovnice)</text:p>
      <text:h text:style-name="P49" text:outline-level="1"><text:bookmark-start text:name="__RefHeading__5835_1372004992"/>Formáty souborů, které LibreOffice dokáže otevírat<text:bookmark-end text:name="__RefHeading__5835_1372004992"/></text:h>
      <text:p text:style-name="P24">LibreOffice dokáže otevřít kromě formátů OpenDocument i velké množství dalších formátů, včetně formátu Portable Document Format (PDF).</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9">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49" text:outline-level="1"><text:bookmark-start text:name="__RefHeading__182240_780470623"/>Formáty souborů, které LibreOffice dokáže zapisovat<text:bookmark-end text:name="__RefHeading__182240_780470623"/></text:h>
      <text:p text:style-name="P24">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79738159" text:style-name="Heading_20_Tip">
        <text:list-item>
          <text:p text:style-name="P53">Tip</text:p>
        </text:list-item>
      </text:list>
      <text:p text:style-name="P31">Při sdílení dokumentu, při kterém neočekáváme nebo nechceme aby byl upravován, je doporučovaný způsob konverze dokumentu do formátu PDF. LibreOffice pro tento účel poskytuje jednoduchý způsob. Více informací se nachází v kapitole 10 Tisk, exportování a e-mailování této příručky.</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Kódovaný text (.txt)</text:p>
          </table:table-cell>
          <table:table-cell table:style-name="Table5.A1" office:value-type="string">
            <text:p text:style-name="P14">Formát textu Unified Office (.uot, .uof)</text:p>
          </table:table-cell>
        </table:table-row>
        <table:table-row>
          <table:table-cell table:style-name="Table5.A1" office:value-type="string">
            <text:p text:style-name="P14">Dokument HTML (.html a .htm)</text:p>
          </table:table-cell>
          <table:table-cell table:style-name="Table5.A1" office:value-type="string">
            <text:p text:style-name="P14">DocBook (.xml)</text:p>
          </table:table-cell>
        </table:table-row>
      </table:table>
      <text:p text:style-name="P24">Podpora šifrování, která je součástí exportního filtru pro formát Microsoft Word 97/2000 / 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Sešit Office Open XML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Šablona Microsoft Excel 97–2003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Formát sešitu Unified Office (.uos)</text:p>
          </table:table-cell>
        </table:table-row>
        <table:table-row>
          <table:table-cell table:style-name="Table6.A1" office:value-type="string">
            <text:p text:style-name="P18">HTML Document (Calc) (.html a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Šablona Microsoft PowerPoint 97–2003 (.pot)<text:line-break/>Microsoft PowerPoint 97–2003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LibreOffice Draw dokáže ukládat pouze ve formátech OpenDocument Drawing (.odg, .otg a .fodg), ve formátech OpenOffice 1.x (.sxd a .std) a ve formátu StarDraw (.sda, .sdd a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 kódovaný text (LibreOffice Writer/Web) (.txt)</text:p>
      <text:h text:style-name="P49" text:outline-level="1"><text:bookmark-start text:name="__RefHeading__184177_780470623"/>Export do jiných formátů<text:bookmark-end text:name="__RefHeading__184177_780470623"/></text:h>
      <text:p text:style-name="P24">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30">PDF je dobře známý exportní formát od OpenOffice.org 1.5 a EPUB je nový formát pro export od LibreOffice 6.0.</text:p>
      <text:p text:style-name="P28">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24"><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LOFrontMatter" style:page-layout-name="Mpm3">
      <style:footer>
        <text:p text:style-name="MP1"><text:title>Příloha B Otevřený software, otevřené standardy, Open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Příloha B Otevřený software, otevřené standardy, Open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Příloha B Otevřený software, otevřené standardy, Open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